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.exec( java . lang . String var0 , java . lang . String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get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ec( java . lang . String [ ] var0 , java . lang . String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ec( java . lang . String var0 , java . lang . String [ ] var1 , java . io . Fi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hal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loa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addShutdownHook( java . lang . Thread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removeShutdownHook( java . lang . Thread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loadLibra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traceMethodCall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ec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traceInstructions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ec( java . lang . String [ ] var0 , java . lang . String [ ] var1 , java . io . File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g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free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ec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runFin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total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untime.ex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